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Sans L" fo:font-size="20pt" fo:font-style="italic" fo:font-weight="bold" officeooo:rsid="000440d6" officeooo:paragraph-rsid="002812d8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imbus Sans L" fo:font-size="54pt" fo:font-weight="bold" officeooo:rsid="001d9c09" officeooo:paragraph-rsid="002812d8" style:font-size-asian="54pt" style:font-weight-asian="bold" style:font-size-complex="5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imbus Sans L" fo:font-size="36pt" fo:font-style="italic" fo:font-weight="bold" officeooo:rsid="002812d8" officeooo:paragraph-rsid="002812d8" style:font-size-asian="36pt" style:font-style-asian="italic" style:font-weight-asian="bold" style:font-size-complex="36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imbus Sans L" fo:font-size="36pt" fo:font-weight="bold" officeooo:rsid="001d9c09" officeooo:paragraph-rsid="002812d8" style:font-size-asian="36pt" style:font-weight-asian="bold" style:font-size-complex="36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Nimbus Sans L" fo:font-size="36pt" fo:font-weight="bold" officeooo:rsid="001f5362" officeooo:paragraph-rsid="002812d8" style:font-size-asian="36pt" style:font-weight-asian="bold" style:font-size-complex="3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Nimbus Sans L" fo:font-size="36pt" fo:font-weight="bold" officeooo:rsid="001f5362" officeooo:paragraph-rsid="002812d8" style:font-size-asian="36pt" style:font-weight-asian="bold" style:font-size-complex="36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Nimbus Sans L" fo:font-size="32pt" fo:font-style="italic" fo:font-weight="bold" officeooo:rsid="000440d6" officeooo:paragraph-rsid="002812d8" style:font-size-asian="32pt" style:font-style-asian="italic" style:font-weight-asian="bold" style:font-size-complex="32pt" style:font-style-complex="italic" style:font-weight-complex="bold"/>
    </style:style>
    <style:style style:name="P8" style:family="paragraph" style:parent-style-name="Standard" style:list-style-name="L5">
      <style:paragraph-properties fo:text-align="start" style:justify-single-word="false"/>
      <style:text-properties officeooo:paragraph-rsid="002812d8"/>
    </style:style>
    <style:style style:name="T1" style:family="text">
      <style:text-properties officeooo:rsid="001f5362"/>
    </style:style>
    <style:style style:name="T2" style:family="text">
      <style:text-properties officeooo:rsid="002812d8"/>
    </style:style>
    <style:style style:name="T3" style:family="text">
      <style:text-properties fo:color="#ff3333"/>
    </style:style>
    <style:style style:name="T4" style:family="text">
      <style:text-properties style:font-name="Nimbus Sans L" fo:font-size="36pt" fo:font-weight="bold" officeooo:rsid="001f5362" style:font-size-asian="36pt" style:font-weight-asian="bold" style:font-size-complex="36pt" style:font-weight-complex="bold"/>
    </style:style>
    <style:style style:name="T5" style:family="text">
      <style:text-properties officeooo:rsid="0028bddc"/>
    </style:style>
    <style:style style:name="T6" style:family="text">
      <style:text-properties fo:font-size="80pt" style:font-size-asian="80pt" style:font-size-complex="80pt"/>
    </style:style>
    <style:style style:name="T7" style:family="text">
      <style:text-properties fo:font-size="80pt" officeooo:rsid="001f5362" style:font-size-asian="80pt" style:font-size-complex="8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">Regras básicas</text:span><text:span text:style-name="T6"> de convivência</text:span> </text:p>
      <text:p text:style-name="P4"/>
      <text:list xml:id="list1717727505198033289" text:style-name="L5">
        <text:list-item>
          <text:p text:style-name="P8"><text:span text:style-name="T4">Respeite os outros usuários! Evite utilizar a sala para fins recreativos, especialmente quando a mesma estiver cheia.</text:span></text:p>
        </text:list-item>
      </text:list>
      <text:list xml:id="list6486961335673778981" text:style-name="L1">
        <text:list-item>
          <text:p text:style-name="P5"><text:span text:style-name="T2">N</text:span>otebooks devem <text:span text:style-name="T2">ser colocados sobre a mesa central; mantenha as bancadas dos computadores livres.</text:span></text:p>
        </text:list-item>
        <text:list-item>
          <text:p text:style-name="P5">Colabore com a organização <text:span text:style-name="T5">e limpeza</text:span> da sala.</text:p>
        </text:list-item>
      </text:list>
      <text:p text:style-name="P6"/>
      <text:p text:style-name="P3"><text:span text:style-name="T3">A não conformidade com estas regras é passível de punição.</text:span></text:p>
      <text:p text:style-name="P1"/>
      <text:p text:style-name="P7"/>
      <text:p text:style-name="P7">Atenciosamente,</text:p>
      <text:p text:style-name="P7"><text:span text:style-name="T1">Administração da Rede Linu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0.4cm" fo:margin-bottom="0.4cm" fo:margin-left="0.4cm" fo:margin-right="0.4cm" fo:border="3pt solid #000000" fo:padding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10:22:17.752653842</meta:creation-date>
    <dc:date>2015-03-01T19:18:30.181820308</dc:date>
    <meta:editing-duration>PT34M</meta:editing-duration>
    <meta:editing-cycles>12</meta:editing-cycles>
    <meta:generator>LibreOffice/4.3.3.2$Linux_X86_64 LibreOffice_project/430m0$Build-2</meta:generator>
    <meta:print-date>2014-11-24T10:51:45.588368641</meta:print-date>
    <dc:creator>Gustavo </dc:creator>
    <meta:document-statistic meta:table-count="0" meta:image-count="0" meta:object-count="0" meta:page-count="1" meta:paragraph-count="7" meta:word-count="61" meta:character-count="392" meta:non-whitespace-character-count="340"/>
  </office:meta>
</office:document-meta>
</file>